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c00" officeooo:paragraph-rsid="00138c00"/>
    </style:style>
    <style:style style:name="P2" style:family="paragraph" style:parent-style-name="Standard">
      <style:text-properties officeooo:rsid="0014f3e5" officeooo:paragraph-rsid="0014f3e5"/>
    </style:style>
    <style:style style:name="P3" style:family="paragraph" style:parent-style-name="Standard" style:list-style-name="L1">
      <style:text-properties officeooo:rsid="00138c00" officeooo:paragraph-rsid="00138c00"/>
    </style:style>
    <style:style style:name="P4" style:family="paragraph" style:parent-style-name="Standard" style:list-style-name="L1">
      <style:text-properties officeooo:rsid="0014f3e5" officeooo:paragraph-rsid="0014f3e5"/>
    </style:style>
    <style:style style:name="P5" style:family="paragraph" style:parent-style-name="Standard" style:list-style-name="L1">
      <style:text-properties officeooo:rsid="00178872" officeooo:paragraph-rsid="00178872"/>
    </style:style>
    <style:style style:name="P6" style:family="paragraph" style:parent-style-name="Standard">
      <style:text-properties officeooo:rsid="00178872" officeooo:paragraph-rsid="001788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deas para seguir codificando</text:h>
      <text:p text:style-name="P1">Codificar:</text:p>
      <text:list xml:id="list7595666747956065592" text:style-name="L1">
        <text:list-item>
          <text:p text:style-name="P3">temas, como dinero, ayuda a los pobres, perdón, etcétera.</text:p>
        </text:list-item>
        <text:list-item>
          <text:p text:style-name="P3">las divisiones clásicas internas a los capítulos de los evangelios</text:p>
        </text:list-item>
        <text:list-item>
          <text:p text:style-name="P3">actos básicos</text:p>
        </text:list-item>
        <text:list-item>
          <text:p text:style-name="P3">referencias a otros pasajes de la Biblia</text:p>
        </text:list-item>
        <text:list-item>
          <text:p text:style-name="P3">todas las referencias que alguna Biblia señala entre pasajes</text:p>
        </text:list-item>
        <text:list-item>
          <text:p text:style-name="P3">el paralelismo entre bloques de los evangelios</text:p>
        </text:list-item>
        <text:list-item>
          <text:p text:style-name="P3">el paso del tiempo</text:p>
        </text:list-item>
        <text:list-item>
          <text:p text:style-name="P3">acciones aspectos básicos de personajes, como si habla con Dios, si muere, si está embarazado, etcétera</text:p>
        </text:list-item>
        <text:list-item>
          <text:p text:style-name="P4">si Jesús realiza milagros</text:p>
        </text:list-item>
        <text:list-item>
          <text:p text:style-name="P5">colocar en q a quién se habla (por lo menos cuando se esté muy claro). Hay atributo who, pero no hay atributo towho :(</text:p>
        </text:list-item>
      </text:list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7:30:35.817272001</meta:creation-date>
    <dc:date>2016-01-31T17:28:30.756576174</dc:date>
    <meta:editing-duration>PT11M21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107" meta:character-count="595" meta:non-whitespace-character-count="510"/>
  </office:meta>
</office:document-meta>
</file>